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</office:font-face-decls>
  <office:automatic-styles>
    <style:style style:name="Table1" style:family="table">
      <style:table-properties style:width="6.8875in" fo:margin-left="0.0035in" fo:margin-top="0in" fo:margin-bottom="0in" table:align="left" style:writing-mode="lr-tb"/>
    </style:style>
    <style:style style:name="Table1.A" style:family="table-column">
      <style:table-column-properties style:column-width="3.6368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2">
      <style:paragraph-properties fo:margin-top="0in" fo:margin-bottom="0in" style:contextual-spacing="false" fo:text-align="center" style:justify-single-word="false"/>
      <style:text-properties style:font-name="Arial" fo:font-size="11pt" fo:font-weight="normal" style:font-name-asian="Batang" style:font-size-asian="11pt" style:font-weight-asian="normal" style:font-name-complex="Arial1" style:font-size-complex="11pt" style:font-weight-complex="normal"/>
    </style:style>
    <style:style style:name="P2" style:family="paragraph" style:parent-style-name="H2">
      <style:paragraph-properties fo:margin-top="0in" fo:margin-bottom="0in" style:contextual-spacing="false" fo:text-align="center" style:justify-single-word="false"/>
    </style:style>
    <style:style style:name="P3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</style:style>
    <style:style style:name="P4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reak-before="page" fo:background-color="#4f81bd" fo:padding="0in" fo:border="3pt solid #4f81bd" style:shadow="none" fo:keep-with-next="auto"/>
    </style:style>
    <style:style style:name="P5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font-size="8pt" style:font-size-asian="8pt" style:font-size-complex="8pt" style:language-complex="en" style:country-complex="US"/>
    </style:style>
    <style:style style:name="P6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</style:style>
    <style:style style:name="P7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reak-before="page" fo:background-color="#dbe5f1" fo:padding="0in" fo:border="3pt solid #dbe5f1" style:shadow="none" fo:keep-with-next="auto"/>
    </style:style>
    <style:style style:name="P8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</style:style>
    <style:style style:name="P9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</style:style>
    <style:style style:name="P10" style:family="paragraph" style:parent-style-name="List_20_Paragraph">
      <style:text-properties style:font-name="Arial" fo:font-size="6pt" style:font-size-asian="6pt" style:font-name-complex="Arial1"/>
    </style:style>
    <style:style style:name="P11" style:family="paragraph" style:parent-style-name="List_20_Paragraph" style:list-style-name="WWNum3">
      <style:text-properties style:font-name="Arial" officeooo:rsid="00182168" officeooo:paragraph-rsid="00182168" style:font-name-asian="Times New Roman1" style:font-name-complex="Arial1"/>
    </style:style>
    <style:style style:name="P12" style:family="paragraph" style:parent-style-name="List_20_Paragraph" style:list-style-name="WWNum34">
      <style:text-properties style:font-name="Arial" officeooo:rsid="00182168" officeooo:paragraph-rsid="00182168" fo:background-color="#ffff00" style:font-name-asian="Times New Roman1" style:font-name-complex="Arial1"/>
    </style:style>
    <style:style style:name="P13" style:family="paragraph" style:parent-style-name="List_20_Paragraph" style:list-style-name="WWNum34">
      <style:paragraph-properties fo:margin-left="0in" fo:margin-right="0in" fo:text-align="start" style:justify-single-word="false" fo:orphans="0" fo:widows="0" fo:text-indent="0in" style:auto-text-indent="false"/>
      <style:text-properties style:font-name="Arial" fo:font-size="11pt" officeooo:rsid="00182168" officeooo:paragraph-rsid="00182168" fo:background-color="#ffff00" style:font-name-asian="Times New Roman1" style:font-size-asian="11pt" style:font-name-complex="Arial1" style:font-size-complex="11pt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L1">
      <style:paragraph-properties fo:orphans="0" fo:widows="0"/>
      <style:text-properties officeooo:paragraph-rsid="00182168"/>
    </style:style>
    <style:style style:name="P16" style:family="paragraph" style:parent-style-name="Standard">
      <style:text-properties style:font-name="Arial" fo:font-size="6pt" style:font-size-asian="6pt" style:font-name-complex="Arial1" style:font-size-complex="11pt"/>
    </style:style>
    <style:style style:name="P17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text-properties style:font-name="Arial" fo:font-size="11pt" style:font-name-asian="Batang" style:font-size-asian="11pt" style:font-name-complex="Arial1" style:font-size-complex="11pt"/>
    </style:style>
    <style:style style:name="P20" style:family="paragraph" style:parent-style-name="Standard">
      <style:text-properties style:font-name="Arial" fo:font-size="11pt" style:font-name-asian="Batang" style:font-size-asian="11pt" style:font-name-complex="Arial1" style:font-size-complex="11pt" style:font-weight-complex="bold"/>
    </style:style>
    <style:style style:name="P21" style:family="paragraph" style:parent-style-name="Standard">
      <style:text-properties style:font-name="Arial" fo:font-size="11pt" fo:font-weight="bold" style:font-name-asian="Batang" style:font-size-asian="11pt" style:font-weight-asian="bold" style:font-name-complex="Arial1" style:font-size-complex="11pt"/>
    </style:style>
    <style:style style:name="P22" style:family="paragraph" style:parent-style-name="Standard">
      <style:paragraph-properties>
        <style:tab-stops>
          <style:tab-stop style:position="3.1252in"/>
        </style:tab-stops>
      </style:paragraph-properties>
      <style:text-properties style:font-name="Arial" fo:font-size="11pt" fo:font-weight="bold" style:font-name-asian="Batang" style:font-size-asian="11pt" style:font-weight-asian="bold" style:font-name-complex="Arial1" style:font-size-complex="11pt"/>
    </style:style>
    <style:style style:name="P23" style:family="paragraph" style:parent-style-name="Standard">
      <style:paragraph-properties fo:margin-top="0in" fo:margin-bottom="0in" style:contextual-spacing="true" fo:line-height="115%"/>
      <style:text-properties style:font-name="Arial" style:font-name-complex="Arial1"/>
    </style:style>
    <style:style style:name="P24" style:family="paragraph" style:parent-style-name="Standard" style:list-style-name="WWNum3"/>
    <style:style style:name="P25" style:family="paragraph" style:parent-style-name="Standard" style:list-style-name="WWNum10"/>
    <style:style style:name="P26" style:family="paragraph" style:parent-style-name="Standard">
      <style:paragraph-properties fo:margin-top="0in" fo:margin-bottom="0.111in" style:contextual-spacing="false" fo:line-height="108%"/>
    </style:style>
    <style:style style:name="P27" style:family="paragraph" style:parent-style-name="Standard">
      <style:text-properties officeooo:paragraph-rsid="00182168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start" style:justify-single-word="false" fo:orphans="0" fo:widows="0"/>
      <style:text-properties style:font-name="Arial" fo:font-size="11pt" style:font-name-asian="Batang" style:font-size-asian="11pt" style:font-name-complex="Arial1" style:font-size-complex="11pt"/>
    </style:style>
    <style:style style:name="P30" style:family="paragraph" style:parent-style-name="Text_20_body">
      <style:paragraph-properties fo:text-align="center" style:justify-single-word="false"/>
      <style:text-properties style:font-name="Arial" fo:font-size="11pt" style:font-name-asian="Batang" style:font-size-asian="11pt" style:font-name-complex="Arial1" style:font-size-complex="11pt"/>
    </style:style>
    <style:style style:name="P31" style:family="paragraph" style:parent-style-name="Text_20_body">
      <style:text-properties style:font-name="Arial" fo:font-size="11pt" style:font-name-asian="Batang" style:font-size-asian="11pt" style:font-name-complex="Arial1" style:font-size-complex="11pt"/>
    </style:style>
    <style:style style:name="P32" style:family="paragraph" style:parent-style-name="Text_20_body">
      <style:paragraph-properties fo:text-align="end" style:justify-single-word="false" fo:orphans="0" fo:widows="0"/>
      <style:text-properties style:font-name="Arial" fo:font-size="11pt" style:font-name-asian="Batang" style:font-size-asian="11pt" style:font-name-complex="Arial1" style:font-size-complex="11pt"/>
    </style:style>
    <style:style style:name="P33" style:family="paragraph" style:parent-style-name="Text_20_body">
      <style:text-properties style:font-name="Arial" fo:font-size="11pt" fo:font-weight="bold" style:font-name-asian="Batang" style:font-size-asian="11pt" style:font-weight-asian="bold" style:font-name-complex="Arial1" style:font-size-complex="11pt"/>
    </style:style>
    <style:style style:name="P34" style:family="paragraph" style:parent-style-name="Text_20_body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1" style:font-size-complex="11pt"/>
    </style:style>
    <style:style style:name="P35" style:family="paragraph" style:parent-style-name="Text_20_body">
      <style:text-properties style:font-name="Arial" fo:font-size="8pt" style:text-underline-style="solid" style:text-underline-width="auto" style:text-underline-color="font-color" fo:font-weight="bold" style:font-name-asian="Batang" style:font-size-asian="8pt" style:font-weight-asian="bold" style:font-name-complex="Arial1" style:font-size-complex="8pt"/>
    </style:style>
    <style:style style:name="P36" style:family="paragraph" style:parent-style-name="Text_20_body">
      <style:text-properties style:font-name="Arial" fo:font-size="8pt" fo:font-weight="bold" style:font-name-asian="Batang" style:font-size-asian="8pt" style:font-weight-asian="bold" style:font-name-complex="Arial1" style:font-size-complex="8pt"/>
    </style:style>
    <style:style style:name="P37" style:family="paragraph" style:parent-style-name="Text_20_body">
      <style:text-properties style:text-line-through-style="solid" style:text-line-through-type="single" style:font-name="Arial" fo:font-size="11pt" style:font-name-asian="Batang" style:font-size-asian="11pt" style:font-name-complex="Arial1" style:font-size-complex="11pt"/>
    </style:style>
    <style:style style:name="P38" style:family="paragraph" style:parent-style-name="Text_20_body">
      <style:paragraph-properties fo:orphans="0" fo:widows="0"/>
    </style:style>
    <style:style style:name="P39" style:family="paragraph" style:parent-style-name="Text_20_body">
      <style:paragraph-properties fo:text-align="end" style:justify-single-word="false" fo:orphans="0" fo:widows="0"/>
    </style:style>
    <style:style style:name="P40" style:family="paragraph" style:parent-style-name="Text_20_body">
      <style:text-properties style:font-name-asian="Batang"/>
    </style:style>
    <style:style style:name="T1" style:family="text">
      <style:text-properties style:font-name="Arial" fo:font-size="11pt" style:font-size-asian="11pt" style:font-name-complex="Arial1" style:font-size-complex="11pt"/>
    </style:style>
    <style:style style:name="T2" style:family="text">
      <style:text-properties style:font-name="Arial" fo:font-size="11pt" style:font-size-asian="11pt" style:font-name-complex="Arial1" style:font-size-complex="11pt" style:font-style-complex="italic"/>
    </style:style>
    <style:style style:name="T3" style:family="text">
      <style:text-properties style:font-name="Arial" fo:font-size="11pt" fo:font-weight="normal" style:font-name-asian="Batang" style:font-size-asian="11pt" style:font-weight-asian="normal" style:font-name-complex="Arial1" style:font-size-complex="11pt"/>
    </style:style>
    <style:style style:name="T4" style:family="text">
      <style:text-properties style:font-name="Arial" fo:font-size="11pt" fo:font-weight="normal" style:font-name-asian="Batang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" fo:font-size="11pt" fo:font-weight="normal" officeooo:rsid="00182168" style:font-name-asian="Batang" style:font-size-asian="11pt" style:font-weight-asian="normal" style:font-name-complex="Arial1" style:font-size-complex="11pt"/>
    </style:style>
    <style:style style:name="T6" style:family="text">
      <style:text-properties style:font-name="Arial" fo:font-size="11pt" style:font-name-asian="Batang" style:font-size-asian="11pt" style:font-name-complex="Arial1" style:font-size-complex="11pt"/>
    </style:style>
    <style:style style:name="T7" style:family="text">
      <style:text-properties style:font-name="Arial" fo:font-size="11pt" style:font-name-asian="Batang" style:font-size-asian="11pt" style:font-name-complex="Arial1" style:font-size-complex="11pt" style:font-weight-complex="bold"/>
    </style:style>
    <style:style style:name="T8" style:family="text">
      <style:text-properties style:font-name="Arial" fo:font-size="11pt" officeooo:rsid="00182168" style:font-name-asian="Batang" style:font-size-asian="11pt" style:font-name-complex="Arial1" style:font-size-complex="11pt"/>
    </style:style>
    <style:style style:name="T9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0" style:family="text">
      <style:text-properties style:font-name="Arial" fo:font-size="11pt" fo:font-weight="bold" style:font-name-asian="Batang" style:font-size-asian="11pt" style:font-weight-asian="bold" style:font-name-complex="Arial1" style:font-size-complex="11pt"/>
    </style:style>
    <style:style style:name="T11" style:family="text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1" style:font-size-complex="11pt"/>
    </style:style>
    <style:style style:name="T12" style:family="text">
      <style:text-properties style:font-name="Arial" fo:font-size="11pt" officeooo:rsid="00182168" style:font-name-asian="Times New Roman1" style:font-size-asian="11pt" style:font-name-complex="Arial1" style:font-size-complex="11pt"/>
    </style:style>
    <style:style style:name="T13" style:family="text">
      <style:text-properties style:font-name="Arial" fo:font-size="11pt" officeooo:rsid="00182168" fo:background-color="#ffff00" loext:char-shading-value="0" style:font-name-asian="Times New Roman1" style:font-size-asian="11pt" style:font-name-complex="Arial1" style:font-size-complex="11pt"/>
    </style:style>
    <style:style style:name="T14" style:family="text">
      <style:text-properties style:font-name="Arial" fo:font-size="11pt" officeooo:rsid="00182168" fo:background-color="#ffff00" loext:char-shading-value="0" style:font-name-asian="Times New Roman1" style:font-size-asian="11pt" style:font-name-complex="Arial1" style:font-size-complex="11pt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font-style="italic" style:font-style-asian="italic" style:font-name-complex="Arial1" style:font-style-complex="italic"/>
    </style:style>
    <style:style style:name="T17" style:family="text">
      <style:text-properties style:font-name="Arial" fo:font-weight="bold" style:font-name-asian="Times New Roman1" style:font-weight-asian="bold" style:font-name-complex="Arial1"/>
    </style:style>
    <style:style style:name="T18" style:family="text">
      <style:text-properties fo:text-transform="uppercase" fo:color="#ffffff" loext:opacity="100%" style:font-name="Calibri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T19" style:family="text">
      <style:text-properties fo:text-transform="uppercase" style:font-name="Calibri" fo:font-size="10pt" fo:letter-spacing="0.0102in" style:font-size-asian="10pt" style:language-complex="en" style:country-complex="US"/>
    </style:style>
    <style:style style:name="T20" style:family="text">
      <style:text-properties fo:text-transform="uppercase" style:font-name="Calibri" fo:font-size="10pt" fo:letter-spacing="0.0102in" officeooo:rsid="00182168" style:font-size-asian="10pt" style:language-complex="en" style:country-complex="US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name-complex="Arial1" style:font-size-complex="11pt"/>
    </style:style>
    <style:style style:name="T23" style:family="text">
      <style:text-properties style:font-name-asian="Batang"/>
    </style:style>
    <style:style style:name="T24" style:family="text">
      <style:text-properties style:font-name="Z003" fo:font-size="11pt" officeooo:rsid="00182168" style:font-name-asian="Batang" style:font-size-asian="11pt" style:font-name-complex="Arial1" style:font-size-complex="11pt"/>
    </style:style>
    <style:style style:name="T25" style:family="text">
      <style:text-properties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82168"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<text:tab/></text:span></text:p>
      <text:h text:style-name="P3" text:outline-level="1"><text:span text:style-name="T18">WORK AGREEMENT – University of Alabama at Birmingham (UAB)</text:span></text:h>
      <text:h text:style-name="P1" text:outline-level="3"/>
      <text:h text:style-name="P2" text:outline-level="3"><text:span text:style-name="T4">Between </text:span><text:span text:style-name="T3">Team [</text:span><text:span text:style-name="T5">8</text:span><text:span text:style-name="T3">]</text:span></text:h>
      <text:p text:style-name="P28"><text:span text:style-name="T6">And CS499</text:span></text:p>
      <text:p text:style-name="P30"/>
      <text:h text:style-name="P6" text:outline-level="2"><text:span text:style-name="T19">application development</text:span></text:h>
      <text:p text:style-name="P33"/>
      <text:p text:style-name="Text_20_body"><text:span text:style-name="T6">This project agreement describes the understanding Team [</text:span><text:span text:style-name="T8">8</text:span><text:span text:style-name="T6">] andCS499 have concerning infrastructure development and installation, initial data setup and migration, customization, deployment, and support of application, or add-on features for a Smart Home System. </text:span></text:p>
      <text:p text:style-name="P37"/>
      <text:p text:style-name="Text_20_body"><text:span text:style-name="T6">This signed agreement hereby authorizes work to begin on the project based on the negotiated start date, and will remain in effect until the product is presented.</text:span></text:p>
      <text:p text:style-name="P31"/>
      <text:h text:style-name="P3" text:outline-level="1"><text:span text:style-name="T18">Technical Specifications</text:span></text:h>
      <text:h text:style-name="P3" text:outline-level="1"><text:span text:style-name="T18">Primary Deliverable</text:span></text:h>
      <text:h text:style-name="P6" text:outline-level="2"><text:span text:style-name="T19">Application Deliverables</text:span></text:h>
      <text:p text:style-name="Standard"><text:span text:style-name="Heading_20_3_20_Char"><text:span text:style-name="T21">Overall application purpose:</text:span></text:span><text:span text:style-name="T1"> [purpose of the project]. </text:span></text:p>
      <text:p text:style-name="P27"><text:span text:style-name="T1">To include: </text:span><text:span text:style-name="T14">TODO</text:span></text:p>
      <text:p text:style-name="P16"/>
      <text:h text:style-name="P9" text:outline-level="3"><text:span text:style-name="T22">Deliverable Overview: (Appendix A)</text:span></text:h>
      <text:p text:style-name="P16"/>
      <text:p text:style-name="Standard"><text:span text:style-name="T1">List the deliverable functionality:</text:span></text:p>
      <text:list xml:id="list1864707281" text:style-name="WWNum34">
        <text:list-item>
          <text:p text:style-name="P12">TODO</text:p>
        </text:list-item>
      </text:list>
      <text:p text:style-name="P18"/>
      <text:h text:style-name="P9" text:outline-level="3"><text:span text:style-name="T22">Roles/Security:</text:span></text:h>
      <text:list xml:id="list2178236983" text:style-name="WWNum3">
        <text:list-item>
          <text:p text:style-name="P24"><text:span text:style-name="T9">Not needed</text:span></text:p>
        </text:list-item>
      </text:list>
      <text:p text:style-name="P10"/>
      <text:h text:style-name="P9" text:outline-level="3"><text:span text:style-name="T22">Application Screens: (Appendix B)</text:span></text:h>
      <text:p text:style-name="Standard"><text:span text:style-name="T1">List the screens that will be included with descriptions:</text:span></text:p>
      <text:list xml:id="list165724354744359" text:continue-numbering="true" text:style-name="WWNum3">
        <text:list-item>
          <text:p text:style-name="P11">Screen 1: <text:span text:style-name="T26">TODO</text:span></text:p>
        </text:list-item>
        <text:list-item>
          <text:p text:style-name="P11">Screen 2: <text:span text:style-name="T26">TODO</text:span></text:p>
        </text:list-item>
        <text:list-item>
          <text:p text:style-name="P11">Screen 3: <text:span text:style-name="T26">TODO</text:span></text:p>
        </text:list-item>
      </text:list>
      <text:p text:style-name="P10"/>
      <text:h text:style-name="P9" text:outline-level="3"><text:span text:style-name="T22">Reports: </text:span></text:h>
      <text:list xml:id="list165724951240108" text:continue-numbering="true" text:style-name="WWNum3">
        <text:list-item>
          <text:p text:style-name="P14"><text:span text:style-name="T15"><text:s/></text:span><text:span text:style-name="T16">Not Needed</text:span></text:p>
        </text:list-item>
      </text:list>
      <text:p text:style-name="P23"/>
      <text:h text:style-name="P5" text:outline-level="1"/>
      <text:h text:style-name="P7" text:outline-level="2"><text:span text:style-name="T19">Project Timeline</text:span></text:h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<text:span text:style-name="T10">Project Timeline Milestones (Proposed)</text:span></text:p>
          </table:table-cell>
          <table:table-cell table:style-name="Table1.A1" office:value-type="string">
            <text:p text:style-name="P39"><text:span text:style-name="T10">Estimated Start Date</text:span></text:p>
          </table:table-cell>
          <table:table-cell table:style-name="Table1.A1" office:value-type="string">
            <text:p text:style-name="P39"><text:span text:style-name="T10">Estimated Completion Date</text:span></text:p>
          </table:table-cell>
        </table:table-row>
        <table:table-row table:style-name="Table1.1">
          <table:table-cell table:style-name="Table1.A1" office:value-type="string">
            <text:list xml:id="list165724847603995" text:continue-list="list1864707281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6033601064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5264773720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4890704419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5742967022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4267968500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5565875027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list xml:id="list165725901677786" text:continue-numbering="true" text:style-name="WWNum34">
              <text:list-header>
                <text:p text:style-name="P13">TODO</text:p>
              </text:list-header>
            </text:list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</table:table>
      <text:p text:style-name="P34"/>
      <text:p text:style-name="Text_20_body"><text:span text:style-name="T11">Note:</text:span><text:span text:style-name="T6"> Any change in scope including additional deliverable components, and/or other requirements will be re-scoped and submitted as an addendum or new agreement. </text:span></text:p>
      <text:p text:style-name="P31"/>
      <text:p text:style-name="P36"/>
      <text:h text:style-name="P3" text:outline-level="1"><text:span text:style-name="T18">STRUCTURE AND OVERSIGHT</text:span></text:h>
      <text:h text:style-name="P6" text:outline-level="2"><text:span text:style-name="T19">Status Reporting</text:span></text:h>
      <text:list xml:id="list1105462234" text:style-name="L1">
        <text:list-item>
          <text:p text:style-name="P15"><text:span text:style-name="T14">TODO</text:span></text:p>
        </text:list-item>
      </text:list>
      <text:h text:style-name="P4" text:outline-level="1"><text:span text:style-name="T18">TERMINATION OR REVISIONS</text:span></text:h>
      <text:p text:style-name="P22"/>
      <text:list xml:id="list3534079979" text:style-name="WWNum10">
        <text:list-item text:start-value="1">
          <text:p text:style-name="P25"><text:span text:style-name="T6">Modifications will be reflected by signed addenda to this document.</text:span></text:p>
        </text:list-item>
        <text:list-item>
          <text:p text:style-name="P25"><text:span text:style-name="T6">This document may be modified only in writing signed by all parties.</text:span></text:p>
        </text:list-item>
      </text:list>
      <text:p text:style-name="P19"/>
      <text:p text:style-name="P20"/>
      <text:p text:style-name="Standard"><text:span text:style-name="T7">This project agreement becomes effective on date of Business Owner signature.</text:span></text:p>
      <text:p text:style-name="P19"/>
      <text:p text:style-name="P19"/>
      <text:h text:style-name="P6" text:outline-level="2"><text:span text:style-name="T19">business owner</text:span></text:h>
      <text:p text:style-name="P19"/>
      <text:p text:style-name="Standard"><text:span text:style-name="T6">By____________________________<text:tab/><text:tab/> <text:s text:c="2"/>Date _______________________</text:span></text:p>
      <text:p text:style-name="P19"/>
      <text:p text:style-name="Standard"><text:span text:style-name="T6">Name_________________________<text:tab/><text:tab/> <text:s text:c="2"/>Title________________________</text:span></text:p>
      <text:p text:style-name="P21"/>
      <text:p text:style-name="P21"/>
      <text:h text:style-name="P6" text:outline-level="2"><text:span text:style-name="T19">Team [</text:span><text:span text:style-name="T20">8</text:span><text:span text:style-name="T19">]</text:span></text:h>
      <text:p text:style-name="P19"/>
      <text:p text:style-name="P27"><text:span text:style-name="T6">By________</text:span><text:span text:style-name="T24">Danny Do</text:span><text:span text:style-name="T6">_____________<text:tab/><text:tab/> <text:s text:c="2"/>Date ____</text:span><text:span text:style-name="T8">02/09/22</text:span><text:span text:style-name="T6">____________</text:span></text:p>
      <text:p text:style-name="P19"/>
      <text:p text:style-name="P27"><text:span text:style-name="T6">Name_____</text:span><text:span text:style-name="T8">Danny Do_</text:span><text:span text:style-name="T6">___________<text:tab/><text:tab/> <text:s text:c="2"/>Title_____</text:span><text:span text:style-name="T8">Developer</text:span><text:span text:style-name="T6">___________</text:span></text:p>
      <text:p text:style-name="P19"/>
      <text:p text:style-name="P19"/>
      <text:p text:style-name="P27"><text:span text:style-name="T6">By________</text:span><text:span text:style-name="T24">Michael Hurt</text:span><text:span text:style-name="T6">___________<text:tab/><text:tab/> <text:s text:c="2"/>Date ____</text:span><text:span text:style-name="T8">02/09/22</text:span><text:span text:style-name="T6">____________</text:span></text:p>
      <text:p text:style-name="P19"/>
      <text:p text:style-name="P27"><text:span text:style-name="T6">Name_____</text:span><text:span text:style-name="T8">Michael Hurt</text:span><text:span text:style-name="T6">__________<text:tab/><text:tab/> <text:s text:c="2"/>Title_____</text:span><text:span text:style-name="T8">Developer</text:span><text:span text:style-name="T6">___________</text:span></text:p>
      <text:p text:style-name="P19"/>
      <text:p text:style-name="P19"/>
      <text:p text:style-name="P19"/>
      <text:p text:style-name="P27"><text:span text:style-name="T6">By________</text:span><text:span text:style-name="T24">Mallory Merkel</text:span><text:span text:style-name="T6">__________<text:tab/><text:tab/> <text:s text:c="2"/>Date ____</text:span><text:span text:style-name="T8">02/09/22</text:span><text:span text:style-name="T6">____________</text:span></text:p>
      <text:p text:style-name="P19"/>
      <text:p text:style-name="P27"><text:span text:style-name="T6">Name_____</text:span><text:span text:style-name="T8">Mallory Merkel</text:span><text:span text:style-name="T6">_________<text:tab/><text:tab/> <text:s text:c="2"/>Title_____</text:span><text:span text:style-name="T8">Developer</text:span><text:span text:style-name="T6">___________</text:span></text:p>
      <text:p text:style-name="P19"/>
      <text:p text:style-name="P19"/>
      <text:p text:style-name="P19"/>
      <text:p text:style-name="P27"><text:span text:style-name="T6">By________</text:span><text:span text:style-name="T24">Eugene Wu</text:span><text:span text:style-name="T6">____________<text:tab/><text:tab/> <text:s text:c="2"/>Date ____</text:span><text:span text:style-name="T8">02/09/22</text:span><text:span text:style-name="T6">____________</text:span></text:p>
      <text:p text:style-name="P19"/>
      <text:p text:style-name="P27"><text:span text:style-name="T6">Name_____</text:span><text:span text:style-name="T8">Eugene Wu</text:span><text:span text:style-name="T6">___________<text:tab/><text:tab/> <text:s text:c="2"/>Title_____</text:span><text:span text:style-name="T8">Developer</text:span><text:span text:style-name="T6">___________</text:span></text:p>
      <text:p text:style-name="P19"/>
      <text:p text:style-name="P19"/>
      <text:p text:style-name="P19"/>
      <text:p text:style-name="Standard"><text:span text:style-name="T6">By____________________________<text:tab/><text:tab/> <text:s text:c="2"/>Date _______________________</text:span></text:p>
      <text:p text:style-name="P19"/>
      <text:p text:style-name="Standard"><text:span text:style-name="T6">Name_________________________<text:tab/><text:tab/> <text:s text:c="2"/>Title________________________</text:span></text:p>
      <text:p text:style-name="P19"/>
      <text:p text:style-name="P19"/>
      <text:p text:style-name="P21"/>
      <text:p text:style-name="Text_20_body"><text:span text:style-name="T23"><text:s/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" text:outline-level="1"><text:soft-page-break/><text:span text:style-name="T18">Appendix A</text:span></text:h>
      <text:h text:style-name="P8" text:outline-level="2"><text:span text:style-name="T19">Application Design</text:span></text:h>
      <text:p text:style-name="Text_20_body"/>
      <text:p text:style-name="Standard"/>
      <text:p text:style-name="P27"><text:span text:style-name="T1">Application design details are found in the following documents: </text:span><text:span text:style-name="T14">TODO</text:span></text:p>
      <text:p text:style-name="P17"/>
      <text:p text:style-name="P17"/>
      <text:h text:style-name="P3" text:outline-level="1"><text:span text:style-name="T18">Appendix B</text:span></text:h>
      <text:h text:style-name="P8" text:outline-level="2"><text:span text:style-name="T19">Application Screens</text:span></text:h>
      <text:p text:style-name="Text_20_body"/>
      <text:p text:style-name="Standard"/>
      <text:p text:style-name="P27"><text:span text:style-name="T1">Application screen wireframes are found in the following documents: </text:span><text:span text:style-name="T14">TODO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font-name="Tahoma" fo:font-family="Tahoma" style:font-family-generic="roman" style:font-pitch="variable" fo:font-size="9pt" style:font-size-asian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with-next="always"/>
      <style:text-properties style:font-name="Tahoma" fo:font-family="Tahoma" style:font-family-generic="roman" style:font-pitch="variable"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ahoma" fo:font-family="Tahoma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1pt" fo:font-weight="bold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>
      <style:text-properties style:use-window-font-color="true" loext:opacity="0%" fo:font-weight="normal" style:font-weight-asian="normal"/>
    </style:style>
    <style:style style:name="ListLabel_20_66" style:display-name="ListLabel 66" style:family="text">
      <style:text-properties fo:font-weight="normal" style:font-weight-asian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normal" style:font-weight-asian="normal"/>
    </style:style>
    <style:style style:name="ListLabel_20_164" style:display-name="ListLabel 164" style:family="text">
      <style:text-properties fo:font-weight="normal" style:font-weight-asian="normal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>
      <style:text-properties style:use-window-font-color="true" loext:opacity="0%" fo:font-weight="normal" style:font-weight-asian="normal"/>
    </style:style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49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50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51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166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167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168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B Laughlin</meta:initial-creator>
    <meta:editing-cycles>4</meta:editing-cycles>
    <meta:print-date>2017-08-10T22:08:00</meta:print-date>
    <meta:creation-date>2019-01-03T21:06:00</meta:creation-date>
    <dc:date>2022-02-09T16:57:23.497297852</dc:date>
    <meta:editing-duration>PT11M25S</meta:editing-duration>
    <meta:generator>LibreOffice/7.3.0.3$Linux_X86_64 LibreOffice_project/30$Build-3</meta:generator>
    <meta:document-statistic meta:table-count="1" meta:image-count="0" meta:object-count="0" meta:page-count="4" meta:paragraph-count="65" meta:word-count="301" meta:character-count="2510" meta:non-whitespace-character-count="2233"/>
    <meta:user-defined meta:name="AppVersion">16.0000</meta:user-defined>
    <meta:user-defined meta:name="Company">University of Alabama at Birmingham</meta:user-defined>
    <meta:user-defined meta:name="ContentTypeId">0x010100CEF0F014DD22A448A54C4DF51BEDD98A</meta:user-defined>
    <meta:template xlink:type="simple" xlink:actuate="onRequest" xlink:title="Normal" xlink:href=""/>
  </office:meta>
</office:document-meta>
</file>